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6.297cm"/>
    </style:style>
    <style:style style:name="Table1.B" style:family="table-column">
      <style:table-column-properties style:column-width="11.509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2.129cm"/>
    </style:style>
    <style:style style:name="Table1.7" style:family="table-row">
      <style:table-row-properties style:min-row-height="1.842cm"/>
    </style:style>
    <style:style style:name="Table1.A7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20" style:family="table-row">
      <style:table-row-properties style:min-row-height="0.196cm"/>
    </style:style>
    <style:style style:name="Table1.36" style:family="table-row">
      <style:table-row-properties style:min-row-height="1.686cm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132140"/>
    </style:style>
    <style:style style:name="P3" style:family="paragraph" style:parent-style-name="Text_20_body">
      <style:text-properties fo:language="en" fo:country="US" officeooo:paragraph-rsid="0236bfb0"/>
    </style:style>
    <style:style style:name="P4" style:family="paragraph" style:parent-style-name="Text_20_body">
      <style:text-properties officeooo:paragraph-rsid="01b5db4a"/>
    </style:style>
    <style:style style:name="P5" style:family="paragraph" style:parent-style-name="Standard">
      <style:paragraph-properties fo:margin-left="0cm" fo:margin-right="0cm" fo:margin-top="0cm" fo:margin-bottom="0cm" style:contextual-spacing="tru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32768b"/>
    </style:style>
    <style:style style:name="P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weight="bold" officeooo:rsid="01589a3b" officeooo:paragraph-rsid="0232768b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weight="bold" officeooo:rsid="02035c56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weight="bold" officeooo:rsid="022554e5" officeooo:paragraph-rsid="02344063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32768b" officeooo:paragraph-rsid="0232768b"/>
    </style:style>
    <style:style style:name="P1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32768b" officeooo:paragraph-rsid="0247287d"/>
    </style:style>
    <style:style style:name="P1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32eff3" officeooo:paragraph-rsid="0232eff3"/>
    </style:style>
    <style:style style:name="P1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32eff3"/>
    </style:style>
    <style:style style:name="P1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333e81"/>
    </style:style>
    <style:style style:name="P1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344063"/>
    </style:style>
    <style:style style:name="P1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344063" officeooo:paragraph-rsid="02344063"/>
    </style:style>
    <style:style style:name="P1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344063" officeooo:paragraph-rsid="02550fae"/>
    </style:style>
    <style:style style:name="P1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354c78" officeooo:paragraph-rsid="02354c78"/>
    </style:style>
    <style:style style:name="P2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354c78" officeooo:paragraph-rsid="0257b60e"/>
    </style:style>
    <style:style style:name="P2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232eff3" officeooo:paragraph-rsid="0232eff3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true" fo:text-indent="0cm" style:auto-text-indent="false" fo:background-color="#ffffff">
        <style:background-image/>
      </style:paragraph-properties>
      <style:text-properties officeooo:rsid="02393fef" officeooo:paragraph-rsid="02393fef" fo:background-color="#ffffff"/>
    </style:style>
    <style:style style:name="P23" style:family="paragraph" style:parent-style-name="Standard">
      <style:paragraph-properties fo:margin-left="0cm" fo:margin-right="0cm" fo:margin-top="0cm" fo:margin-bottom="0cm" style:contextual-spacing="true" fo:text-indent="0cm" style:auto-text-indent="false" fo:background-color="#ffffff">
        <style:background-image/>
      </style:paragraph-properties>
      <style:text-properties fo:font-weight="bold" officeooo:rsid="02393fef" officeooo:paragraph-rsid="02393fef" fo:background-color="#ffffff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true"/>
      <style:text-properties officeooo:paragraph-rsid="0232768b"/>
    </style:style>
    <style:style style:name="P25" style:family="paragraph" style:parent-style-name="Heading_20_1">
      <style:text-properties fo:font-size="13pt" fo:language="en" fo:country="US" officeooo:paragraph-rsid="02386807" style:font-size-asian="13pt" style:font-size-complex="13pt"/>
    </style:style>
    <style:style style:name="P26" style:family="paragraph" style:parent-style-name="Standard" style:list-style-name="L1">
      <style:paragraph-properties fo:margin-left="0cm" fo:margin-right="0cm" fo:margin-top="0cm" fo:margin-bottom="0cm" style:contextual-spacing="true" fo:text-indent="0cm" style:auto-text-indent="false"/>
    </style:style>
    <style:style style:name="P27" style:family="paragraph" style:parent-style-name="Standard" style:list-style-name="L4">
      <style:paragraph-properties fo:margin-left="0cm" fo:margin-right="0cm" fo:margin-top="0cm" fo:margin-bottom="0cm" style:contextual-spacing="true" fo:text-indent="0cm" style:auto-text-indent="false"/>
    </style:style>
    <style:style style:name="P28" style:family="paragraph" style:parent-style-name="Standard" style:list-style-name="L5">
      <style:paragraph-properties fo:margin-left="0cm" fo:margin-right="0cm" fo:margin-top="0cm" fo:margin-bottom="0cm" style:contextual-spacing="true" fo:text-indent="0cm" style:auto-text-indent="false"/>
    </style:style>
    <style:style style:name="P29" style:family="paragraph" style:parent-style-name="Standard" style:list-style-name="L6">
      <style:paragraph-properties fo:margin-left="0cm" fo:margin-right="0cm" fo:margin-top="0cm" fo:margin-bottom="0cm" style:contextual-spacing="true" fo:text-indent="0cm" style:auto-text-indent="false"/>
    </style:style>
    <style:style style:name="P30" style:family="paragraph" style:parent-style-name="Standard" style:list-style-name="L8">
      <style:paragraph-properties fo:margin-left="0cm" fo:margin-right="0cm" fo:margin-top="0cm" fo:margin-bottom="0cm" style:contextual-spacing="true" fo:text-indent="0cm" style:auto-text-indent="false"/>
    </style:style>
    <style:style style:name="P31" style:family="paragraph" style:parent-style-name="Standard" style:list-style-name="L2">
      <style:paragraph-properties fo:margin-top="0cm" fo:margin-bottom="0cm" style:contextual-spacing="true"/>
    </style:style>
    <style:style style:name="P32" style:family="paragraph" style:parent-style-name="Standard" style:list-style-name="L3">
      <style:paragraph-properties fo:margin-top="0cm" fo:margin-bottom="0cm" style:contextual-spacing="true"/>
      <style:text-properties officeooo:paragraph-rsid="0232768b"/>
    </style:style>
    <style:style style:name="P33" style:family="paragraph" style:parent-style-name="Standard" style:list-style-name="L2">
      <style:paragraph-properties fo:margin-top="0cm" fo:margin-bottom="0cm" style:contextual-spacing="true"/>
      <style:text-properties fo:font-weight="bold" style:font-weight-asian="bold" style:font-weight-complex="bold"/>
    </style:style>
    <style:style style:name="P34" style:family="paragraph" style:parent-style-name="Standard" style:list-style-name="L7">
      <style:paragraph-properties fo:margin-left="2.501cm" fo:margin-right="0cm" fo:margin-top="0cm" fo:margin-bottom="0cm" style:contextual-spacing="true" fo:text-indent="-0.635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officeooo:rsid="001321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140" style:font-weight-asian="bold" style:font-weight-complex="bold"/>
    </style:style>
    <style:style style:name="T5" style:family="text">
      <style:text-properties fo:font-weight="bold" officeooo:rsid="009fe839" style:font-weight-asian="bold" style:font-weight-complex="bold"/>
    </style:style>
    <style:style style:name="T6" style:family="text">
      <style:text-properties fo:font-weight="bold" officeooo:rsid="009f12f7" style:font-weight-asian="bold" style:font-weight-complex="bold"/>
    </style:style>
    <style:style style:name="T7" style:family="text">
      <style:text-properties fo:font-weight="bold" officeooo:rsid="00d35c2b" style:font-weight-asian="bold" style:font-weight-complex="bold"/>
    </style:style>
    <style:style style:name="T8" style:family="text">
      <style:text-properties fo:font-weight="bold" officeooo:rsid="00d8fc39" style:font-weight-asian="bold" style:font-weight-complex="bold"/>
    </style:style>
    <style:style style:name="T9" style:family="text">
      <style:text-properties fo:font-weight="bold" officeooo:rsid="00db778a" style:font-weight-asian="bold" style:font-weight-complex="bold"/>
    </style:style>
    <style:style style:name="T10" style:family="text">
      <style:text-properties fo:font-weight="bold" officeooo:rsid="01499052" style:font-weight-asian="bold" style:font-weight-complex="bold"/>
    </style:style>
    <style:style style:name="T11" style:family="text">
      <style:text-properties fo:font-weight="bold" officeooo:rsid="01589a3b" style:font-weight-asian="bold" style:font-weight-complex="bold"/>
    </style:style>
    <style:style style:name="T12" style:family="text">
      <style:text-properties fo:font-weight="bold" officeooo:rsid="015af41c" style:font-weight-asian="bold" style:font-weight-complex="bold"/>
    </style:style>
    <style:style style:name="T13" style:family="text">
      <style:text-properties fo:font-weight="bold" officeooo:rsid="01793e0f" style:font-weight-asian="bold" style:font-weight-complex="bold"/>
    </style:style>
    <style:style style:name="T14" style:family="text">
      <style:text-properties fo:font-weight="bold" officeooo:rsid="017a8ec3" style:font-weight-asian="bold" style:font-weight-complex="bold"/>
    </style:style>
    <style:style style:name="T15" style:family="text">
      <style:text-properties fo:font-weight="bold" officeooo:rsid="00e003d1" style:font-weight-asian="bold" style:font-weight-complex="bold"/>
    </style:style>
    <style:style style:name="T16" style:family="text">
      <style:text-properties fo:font-weight="bold" officeooo:rsid="0188b812" style:font-weight-asian="bold" style:font-weight-complex="bold"/>
    </style:style>
    <style:style style:name="T17" style:family="text">
      <style:text-properties fo:font-weight="bold" officeooo:rsid="01a5af49" style:font-weight-asian="bold" style:font-weight-complex="bold"/>
    </style:style>
    <style:style style:name="T18" style:family="text">
      <style:text-properties fo:font-weight="bold" officeooo:rsid="019a7152" style:font-weight-asian="bold" style:font-weight-complex="bold"/>
    </style:style>
    <style:style style:name="T19" style:family="text">
      <style:text-properties fo:font-weight="bold" officeooo:rsid="01aab466" style:font-weight-asian="bold" style:font-weight-complex="bold"/>
    </style:style>
    <style:style style:name="T20" style:family="text">
      <style:text-properties fo:font-weight="bold" officeooo:rsid="01abc2c7" style:font-weight-asian="bold" style:font-weight-complex="bold"/>
    </style:style>
    <style:style style:name="T21" style:family="text">
      <style:text-properties fo:font-weight="bold" officeooo:rsid="010da615" style:font-weight-asian="bold" style:font-weight-complex="bold"/>
    </style:style>
    <style:style style:name="T22" style:family="text">
      <style:text-properties fo:font-weight="bold" officeooo:rsid="01bebc5a" style:font-weight-asian="bold" style:font-weight-complex="bold"/>
    </style:style>
    <style:style style:name="T23" style:family="text">
      <style:text-properties fo:font-weight="bold" officeooo:rsid="01c27752" style:font-weight-asian="bold" style:font-weight-complex="bold"/>
    </style:style>
    <style:style style:name="T24" style:family="text">
      <style:text-properties fo:font-weight="bold" officeooo:rsid="01ce616c" style:font-weight-asian="bold" style:font-weight-complex="bold"/>
    </style:style>
    <style:style style:name="T25" style:family="text">
      <style:text-properties fo:font-weight="bold" officeooo:rsid="01e386dd" style:font-weight-asian="bold" style:font-weight-complex="bold"/>
    </style:style>
    <style:style style:name="T26" style:family="text">
      <style:text-properties fo:font-weight="bold" officeooo:rsid="01ea9677" style:font-weight-asian="bold" style:font-weight-complex="bold"/>
    </style:style>
    <style:style style:name="T27" style:family="text">
      <style:text-properties fo:font-weight="bold" officeooo:rsid="01f73b01" style:font-weight-asian="bold" style:font-weight-complex="bold"/>
    </style:style>
    <style:style style:name="T28" style:family="text">
      <style:text-properties fo:font-weight="bold" officeooo:rsid="01f9d9b2" style:font-weight-asian="bold" style:font-weight-complex="bold"/>
    </style:style>
    <style:style style:name="T29" style:family="text">
      <style:text-properties fo:font-weight="bold" officeooo:rsid="01fac1d9" style:font-weight-asian="bold" style:font-weight-complex="bold"/>
    </style:style>
    <style:style style:name="T30" style:family="text">
      <style:text-properties fo:font-weight="bold" officeooo:rsid="022554e5" style:font-weight-asian="bold" style:font-weight-complex="bold"/>
    </style:style>
    <style:style style:name="T31" style:family="text">
      <style:text-properties fo:font-weight="bold" officeooo:rsid="010a130a" style:font-weight-asian="bold" style:font-weight-complex="bold"/>
    </style:style>
    <style:style style:name="T32" style:family="text">
      <style:text-properties fo:font-weight="bold" officeooo:rsid="010c049c" style:font-weight-asian="bold" style:font-weight-complex="bold"/>
    </style:style>
    <style:style style:name="T33" style:family="text">
      <style:text-properties fo:font-weight="bold" officeooo:rsid="01573554" style:font-weight-asian="bold" style:font-weight-complex="bold"/>
    </style:style>
    <style:style style:name="T34" style:family="text">
      <style:text-properties fo:font-weight="bold" officeooo:rsid="00a235e5" style:font-weight-asian="bold" style:font-weight-complex="bold"/>
    </style:style>
    <style:style style:name="T35" style:family="text">
      <style:text-properties fo:font-weight="bold" officeooo:rsid="01c49e01" style:font-weight-asian="bold" style:font-weight-complex="bold"/>
    </style:style>
    <style:style style:name="T36" style:family="text">
      <style:text-properties fo:font-weight="bold" officeooo:rsid="01c654ec" style:font-weight-asian="bold" style:font-weight-complex="bold"/>
    </style:style>
    <style:style style:name="T37" style:family="text">
      <style:text-properties fo:font-weight="bold" officeooo:rsid="01f17c71" style:font-weight-asian="bold" style:font-weight-complex="bold"/>
    </style:style>
    <style:style style:name="T38" style:family="text">
      <style:text-properties fo:font-weight="bold" officeooo:rsid="01c0479e" style:font-weight-asian="bold" style:font-weight-complex="bold"/>
    </style:style>
    <style:style style:name="T39" style:family="text">
      <style:text-properties fo:font-weight="bold" officeooo:rsid="01d332bf" style:font-weight-asian="bold" style:font-weight-complex="bold"/>
    </style:style>
    <style:style style:name="T40" style:family="text">
      <style:text-properties fo:font-weight="bold" officeooo:rsid="018f4dcc" style:font-weight-asian="bold" style:font-weight-complex="bold"/>
    </style:style>
    <style:style style:name="T41" style:family="text">
      <style:text-properties fo:font-weight="bold" officeooo:rsid="00bdad92" style:font-weight-asian="bold" style:font-weight-complex="bold"/>
    </style:style>
    <style:style style:name="T42" style:family="text">
      <style:text-properties fo:font-weight="bold" officeooo:rsid="01ecb4c4" style:font-weight-asian="bold" style:font-weight-complex="bold"/>
    </style:style>
    <style:style style:name="T43" style:family="text">
      <style:text-properties fo:font-weight="bold" officeooo:rsid="01ee78b9" style:font-weight-asian="bold" style:font-weight-complex="bold"/>
    </style:style>
    <style:style style:name="T44" style:family="text">
      <style:text-properties fo:font-weight="bold" officeooo:rsid="0232768b" style:font-weight-asian="bold" style:font-weight-complex="bold"/>
    </style:style>
    <style:style style:name="T45" style:family="text">
      <style:text-properties fo:font-weight="bold" officeooo:rsid="02333e81" style:font-weight-asian="bold" style:font-weight-complex="bold"/>
    </style:style>
    <style:style style:name="T46" style:family="text">
      <style:text-properties fo:font-weight="bold" officeooo:rsid="02344063" style:font-weight-asian="bold" style:font-weight-complex="bold"/>
    </style:style>
    <style:style style:name="T47" style:family="text">
      <style:text-properties fo:font-weight="bold" officeooo:rsid="02354c78" style:font-weight-asian="bold" style:font-weight-complex="bold"/>
    </style:style>
    <style:style style:name="T48" style:family="text">
      <style:text-properties fo:font-weight="bold" officeooo:rsid="0239ec67" style:font-weight-asian="bold" style:font-weight-complex="bold"/>
    </style:style>
    <style:style style:name="T49" style:family="text">
      <style:text-properties fo:font-weight="bold" officeooo:rsid="023bfe8e" style:font-weight-asian="bold" style:font-weight-complex="bold"/>
    </style:style>
    <style:style style:name="T50" style:family="text">
      <style:text-properties fo:font-weight="bold" officeooo:rsid="023de4d1" style:font-weight-asian="bold" style:font-weight-complex="bold"/>
    </style:style>
    <style:style style:name="T51" style:family="text">
      <style:text-properties fo:font-weight="bold" officeooo:rsid="023f4340" style:font-weight-asian="bold" style:font-weight-complex="bold"/>
    </style:style>
    <style:style style:name="T52" style:family="text">
      <style:text-properties fo:font-weight="bold" officeooo:rsid="024477c3" style:font-weight-asian="bold" style:font-weight-complex="bold"/>
    </style:style>
    <style:style style:name="T53" style:family="text">
      <style:text-properties fo:font-weight="bold" officeooo:rsid="025a89fa" style:font-weight-asian="bold" style:font-weight-complex="bold"/>
    </style:style>
    <style:style style:name="T54" style:family="text">
      <style:text-properties fo:font-weight="bold" fo:background-color="#ffffff" loext:char-shading-value="0"/>
    </style:style>
    <style:style style:name="T55" style:family="text">
      <style:text-properties fo:font-weight="bold" officeooo:rsid="0240ee7f"/>
    </style:style>
    <style:style style:name="T56" style:family="text">
      <style:text-properties fo:font-weight="bold" officeooo:rsid="025c6277"/>
    </style:style>
    <style:style style:name="T57" style:family="text">
      <style:text-properties officeooo:rsid="00132140"/>
    </style:style>
    <style:style style:name="T58" style:family="text">
      <style:text-properties officeooo:rsid="009f12f7"/>
    </style:style>
    <style:style style:name="T59" style:family="text">
      <style:text-properties officeooo:rsid="009fe839"/>
    </style:style>
    <style:style style:name="T60" style:family="text">
      <style:text-properties officeooo:rsid="00ae836a"/>
    </style:style>
    <style:style style:name="T61" style:family="text">
      <style:text-properties officeooo:rsid="00c07735"/>
    </style:style>
    <style:style style:name="T62" style:family="text">
      <style:text-properties officeooo:rsid="00c5c233"/>
    </style:style>
    <style:style style:name="T63" style:family="text">
      <style:text-properties officeooo:rsid="00d8fc39"/>
    </style:style>
    <style:style style:name="T64" style:family="text">
      <style:text-properties officeooo:rsid="00db778a"/>
    </style:style>
    <style:style style:name="T65" style:family="text">
      <style:text-properties officeooo:rsid="00df100b"/>
    </style:style>
    <style:style style:name="T66" style:family="text">
      <style:text-properties officeooo:rsid="00df8277"/>
    </style:style>
    <style:style style:name="T67" style:family="text">
      <style:text-properties officeooo:rsid="00e003d1"/>
    </style:style>
    <style:style style:name="T68" style:family="text">
      <style:text-properties officeooo:rsid="00eafd54"/>
    </style:style>
    <style:style style:name="T69" style:family="text">
      <style:text-properties style:font-weight-asian="bold" style:font-weight-complex="bold"/>
    </style:style>
    <style:style style:name="T70" style:family="text">
      <style:text-properties officeooo:rsid="010a130a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1589a3b" style:font-weight-asian="normal" style:font-weight-complex="normal"/>
    </style:style>
    <style:style style:name="T73" style:family="text">
      <style:text-properties fo:font-weight="normal" officeooo:rsid="015af41c" style:font-weight-asian="normal" style:font-weight-complex="normal"/>
    </style:style>
    <style:style style:name="T74" style:family="text">
      <style:text-properties fo:font-weight="normal" officeooo:rsid="0188b812" style:font-weight-asian="normal" style:font-weight-complex="normal"/>
    </style:style>
    <style:style style:name="T75" style:family="text">
      <style:text-properties fo:font-weight="normal" officeooo:rsid="01acdf27" style:font-weight-asian="normal" style:font-weight-complex="normal"/>
    </style:style>
    <style:style style:name="T76" style:family="text">
      <style:text-properties fo:font-weight="normal" officeooo:rsid="01c27752" style:font-weight-asian="normal" style:font-weight-complex="normal"/>
    </style:style>
    <style:style style:name="T77" style:family="text">
      <style:text-properties fo:font-weight="normal" officeooo:rsid="01ce616c" style:font-weight-asian="normal" style:font-weight-complex="normal"/>
    </style:style>
    <style:style style:name="T78" style:family="text">
      <style:text-properties fo:font-weight="normal" officeooo:rsid="01dfda01" style:font-weight-asian="normal" style:font-weight-complex="normal"/>
    </style:style>
    <style:style style:name="T79" style:family="text">
      <style:text-properties fo:font-weight="normal" officeooo:rsid="01f9d9b2" style:font-weight-asian="normal" style:font-weight-complex="normal"/>
    </style:style>
    <style:style style:name="T80" style:family="text">
      <style:text-properties fo:font-weight="normal" officeooo:rsid="01fc3b2b" style:font-weight-asian="normal" style:font-weight-complex="normal"/>
    </style:style>
    <style:style style:name="T81" style:family="text">
      <style:text-properties fo:font-weight="normal" officeooo:rsid="00d0463e" style:font-weight-asian="normal" style:font-weight-complex="normal"/>
    </style:style>
    <style:style style:name="T82" style:family="text">
      <style:text-properties fo:font-weight="normal" officeooo:rsid="021172e3" style:font-weight-asian="normal" style:font-weight-complex="normal"/>
    </style:style>
    <style:style style:name="T83" style:family="text">
      <style:text-properties fo:font-weight="normal" officeooo:rsid="022554e5" style:font-weight-asian="normal" style:font-weight-complex="normal"/>
    </style:style>
    <style:style style:name="T84" style:family="text">
      <style:text-properties fo:font-weight="normal" officeooo:rsid="013d5ee6" style:font-weight-asian="normal" style:font-weight-complex="normal"/>
    </style:style>
    <style:style style:name="T85" style:family="text">
      <style:text-properties fo:font-weight="normal" officeooo:rsid="01c0479e" style:font-weight-asian="normal" style:font-weight-complex="normal"/>
    </style:style>
    <style:style style:name="T86" style:family="text">
      <style:text-properties fo:font-weight="normal" officeooo:rsid="01ee78b9" style:font-weight-asian="normal" style:font-weight-complex="normal"/>
    </style:style>
    <style:style style:name="T87" style:family="text">
      <style:text-properties fo:font-weight="normal" officeooo:rsid="01177627" style:font-weight-asian="normal" style:font-weight-complex="normal"/>
    </style:style>
    <style:style style:name="T88" style:family="text">
      <style:text-properties fo:font-weight="normal" officeooo:rsid="02344063" style:font-weight-asian="normal" style:font-weight-complex="normal"/>
    </style:style>
    <style:style style:name="T89" style:family="text">
      <style:text-properties fo:font-weight="normal" officeooo:rsid="02354c78" style:font-weight-asian="normal" style:font-weight-complex="normal"/>
    </style:style>
    <style:style style:name="T90" style:family="text">
      <style:text-properties fo:font-weight="normal" officeooo:rsid="023de4d1" style:font-weight-asian="normal" style:font-weight-complex="normal"/>
    </style:style>
    <style:style style:name="T91" style:family="text">
      <style:text-properties fo:font-weight="normal" officeooo:rsid="02574554" style:font-weight-asian="normal" style:font-weight-complex="normal"/>
    </style:style>
    <style:style style:name="T92" style:family="text">
      <style:text-properties fo:font-size="13pt" fo:font-weight="bold" officeooo:rsid="00132140" style:font-size-asian="13pt" style:font-weight-asian="bold" style:font-size-complex="13pt" style:font-weight-complex="bold"/>
    </style:style>
    <style:style style:name="T93" style:family="text">
      <style:text-properties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officeooo:rsid="014221e8"/>
    </style:style>
    <style:style style:name="T95" style:family="text">
      <style:text-properties fo:background-color="#ffffff" loext:char-shading-value="0"/>
    </style:style>
    <style:style style:name="T96" style:family="text">
      <style:text-properties officeooo:rsid="0187ecce"/>
    </style:style>
    <style:style style:name="T97" style:family="text">
      <style:text-properties officeooo:rsid="0188b812"/>
    </style:style>
    <style:style style:name="T98" style:family="text">
      <style:text-properties officeooo:rsid="018a7249"/>
    </style:style>
    <style:style style:name="T99" style:family="text">
      <style:text-properties officeooo:rsid="018ccf2f"/>
    </style:style>
    <style:style style:name="T100" style:family="text">
      <style:text-properties officeooo:rsid="018f9487"/>
    </style:style>
    <style:style style:name="T101" style:family="text">
      <style:text-properties officeooo:rsid="019a7152"/>
    </style:style>
    <style:style style:name="T102" style:family="text">
      <style:text-properties officeooo:rsid="019cc1f6"/>
    </style:style>
    <style:style style:name="T103" style:family="text">
      <style:text-properties officeooo:rsid="01a5af49"/>
    </style:style>
    <style:style style:name="T104" style:family="text">
      <style:text-properties officeooo:rsid="01abc2c7"/>
    </style:style>
    <style:style style:name="T105" style:family="text">
      <style:text-properties officeooo:rsid="01c27752"/>
    </style:style>
    <style:style style:name="T106" style:family="text">
      <style:text-properties officeooo:rsid="01c83ca6"/>
    </style:style>
    <style:style style:name="T107" style:family="text">
      <style:text-properties officeooo:rsid="01cb9e1c"/>
    </style:style>
    <style:style style:name="T108" style:family="text">
      <style:text-properties officeooo:rsid="01cd8366"/>
    </style:style>
    <style:style style:name="T109" style:family="text">
      <style:text-properties officeooo:rsid="01cf0764"/>
    </style:style>
    <style:style style:name="T110" style:family="text">
      <style:text-properties officeooo:rsid="01d60b80"/>
    </style:style>
    <style:style style:name="T111" style:family="text">
      <style:text-properties officeooo:rsid="01d7717b"/>
    </style:style>
    <style:style style:name="T112" style:family="text">
      <style:text-properties officeooo:rsid="01db6dac"/>
    </style:style>
    <style:style style:name="T113" style:family="text">
      <style:text-properties officeooo:rsid="01df27d5"/>
    </style:style>
    <style:style style:name="T114" style:family="text">
      <style:text-properties officeooo:rsid="01ec9043"/>
    </style:style>
    <style:style style:name="T115" style:family="text">
      <style:text-properties officeooo:rsid="01ecb4c4"/>
    </style:style>
    <style:style style:name="T116" style:family="text">
      <style:text-properties officeooo:rsid="01f17c71"/>
    </style:style>
    <style:style style:name="T117" style:family="text">
      <style:text-properties officeooo:rsid="01f55bac"/>
    </style:style>
    <style:style style:name="T118" style:family="text">
      <style:text-properties officeooo:rsid="01fc3b2b"/>
    </style:style>
    <style:style style:name="T119" style:family="text">
      <style:text-properties officeooo:rsid="01fd3d6d"/>
    </style:style>
    <style:style style:name="T120" style:family="text">
      <style:text-properties officeooo:rsid="01fe2341"/>
    </style:style>
    <style:style style:name="T121" style:family="text">
      <style:text-properties officeooo:rsid="0202aa6b"/>
    </style:style>
    <style:style style:name="T122" style:family="text">
      <style:text-properties officeooo:rsid="009535d6"/>
    </style:style>
    <style:style style:name="T123" style:family="text">
      <style:text-properties officeooo:rsid="00bcd30c"/>
    </style:style>
    <style:style style:name="T124" style:family="text">
      <style:text-properties officeooo:rsid="00d0463e"/>
    </style:style>
    <style:style style:name="T125" style:family="text">
      <style:text-properties officeooo:rsid="0215c4d6"/>
    </style:style>
    <style:style style:name="T126" style:family="text">
      <style:text-properties officeooo:rsid="022a25f6"/>
    </style:style>
    <style:style style:name="T127" style:family="text">
      <style:text-properties officeooo:rsid="0232768b"/>
    </style:style>
    <style:style style:name="T128" style:family="text">
      <style:text-properties style:font-name="Liberation Serif" fo:font-size="12pt" style:font-size-asian="12pt" style:font-size-complex="12pt"/>
    </style:style>
    <style:style style:name="T129" style:family="text">
      <style:text-properties style:font-name="Liberation Serif" fo:font-size="12pt" officeooo:rsid="01751ee7" style:font-size-asian="12pt" style:font-size-complex="12pt"/>
    </style:style>
    <style:style style:name="T130" style:family="text">
      <style:text-properties style:font-name="Liberation Serif" fo:font-size="12pt" officeooo:rsid="017c2d1f" style:font-size-asian="12pt" style:font-size-complex="12pt"/>
    </style:style>
    <style:style style:name="T131" style:family="text">
      <style:text-properties style:font-name="Liberation Serif" fo:font-size="12pt" officeooo:rsid="017d538f" style:font-size-asian="12pt" style:font-size-complex="12pt"/>
    </style:style>
    <style:style style:name="T132" style:family="text">
      <style:text-properties style:font-name="Liberation Serif" fo:font-size="12pt" officeooo:rsid="00b626e8" style:font-size-asian="12pt" style:font-size-complex="12pt"/>
    </style:style>
    <style:style style:name="T133" style:family="text">
      <style:text-properties style:font-name="Liberation Serif" fo:font-size="12pt" officeooo:rsid="020cd10f" style:font-size-asian="12pt" style:font-size-complex="12pt"/>
    </style:style>
    <style:style style:name="T134" style:family="text">
      <style:text-properties style:font-name="Liberation Serif" fo:font-size="12pt" officeooo:rsid="0223a11d" style:font-size-asian="12pt" style:font-size-complex="12pt"/>
    </style:style>
    <style:style style:name="T135" style:family="text">
      <style:text-properties style:font-name="Liberation Serif" fo:font-size="12pt" officeooo:rsid="0232768b" style:font-size-asian="12pt" style:font-size-complex="12pt"/>
    </style:style>
    <style:style style:name="T136" style:family="text">
      <style:text-properties style:font-name="Liberation Serif" fo:font-size="12pt" officeooo:rsid="0232eff3" style:font-size-asian="12pt" style:font-size-complex="12pt"/>
    </style:style>
    <style:style style:name="T137" style:family="text">
      <style:text-properties style:font-name="Liberation Serif" fo:font-size="12pt" officeooo:rsid="02333e81" style:font-size-asian="12pt" style:font-size-complex="12pt"/>
    </style:style>
    <style:style style:name="T13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9" style:family="text">
      <style:text-properties style:font-name="Liberation Serif" fo:font-size="12pt" fo:font-weight="bold" officeooo:rsid="01751ee7" style:font-size-asian="12pt" style:font-weight-asian="bold" style:font-size-complex="12pt" style:font-weight-complex="bold"/>
    </style:style>
    <style:style style:name="T140" style:family="text">
      <style:text-properties style:font-name="Liberation Serif" fo:font-size="12pt" fo:font-weight="bold" officeooo:rsid="01ea30a2" style:font-size-asian="12pt" style:font-weight-asian="bold" style:font-size-complex="12pt" style:font-weight-complex="bold"/>
    </style:style>
    <style:style style:name="T141" style:family="text">
      <style:text-properties style:font-name="Liberation Serif" fo:font-size="12pt" fo:font-weight="bold" officeooo:rsid="01c27752" style:font-size-asian="12pt" style:font-weight-asian="bold" style:font-size-complex="12pt" style:font-weight-complex="bold"/>
    </style:style>
    <style:style style:name="T142" style:family="text">
      <style:text-properties style:font-name="Liberation Serif" fo:font-size="12pt" fo:font-weight="bold" officeooo:rsid="00b626e8" style:font-size-asian="12pt" style:font-weight-asian="bold" style:font-size-complex="12pt" style:font-weight-complex="bold"/>
    </style:style>
    <style:style style:name="T143" style:family="text">
      <style:text-properties style:font-name="Liberation Serif" fo:font-size="12pt" fo:font-weight="bold" officeooo:rsid="0232768b" style:font-size-asian="12pt" style:font-weight-asian="bold" style:font-size-complex="12pt" style:font-weight-complex="bold"/>
    </style:style>
    <style:style style:name="T144" style:family="text">
      <style:text-properties style:font-name="Liberation Serif" fo:font-size="12pt" fo:font-weight="bold" officeooo:rsid="02333e81" style:font-size-asian="12pt" style:font-weight-asian="bold" style:font-size-complex="12pt" style:font-weight-complex="bold"/>
    </style:style>
    <style:style style:name="T145" style:family="text">
      <style:text-properties style:font-name="Liberation Serif" fo:font-size="12pt" fo:font-weight="normal" officeooo:rsid="01751ee7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font-weight="normal" officeooo:rsid="01a50a90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font-weight="normal" officeooo:rsid="0232768b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font-weight="normal" officeooo:rsid="02333e81" style:font-size-asian="12pt" style:font-weight-asian="normal" style:font-size-complex="12pt" style:font-weight-complex="normal"/>
    </style:style>
    <style:style style:name="T149" style:family="text">
      <style:text-properties officeooo:rsid="0193c822"/>
    </style:style>
    <style:style style:name="T150" style:family="text">
      <style:text-properties officeooo:rsid="0232eff3"/>
    </style:style>
    <style:style style:name="T151" style:family="text">
      <style:text-properties officeooo:rsid="02333e81"/>
    </style:style>
    <style:style style:name="T152" style:family="text">
      <style:text-properties officeooo:rsid="02344063"/>
    </style:style>
    <style:style style:name="T153" style:family="text">
      <style:text-properties officeooo:rsid="02354c78"/>
    </style:style>
    <style:style style:name="T154" style:family="text">
      <style:text-properties officeooo:rsid="0236bfb0"/>
    </style:style>
    <style:style style:name="T155" style:family="text">
      <style:text-properties officeooo:rsid="02386807"/>
    </style:style>
    <style:style style:name="T156" style:family="text">
      <style:text-properties officeooo:rsid="023d8240"/>
    </style:style>
    <style:style style:name="T157" style:family="text">
      <style:text-properties officeooo:rsid="023de4d1"/>
    </style:style>
    <style:style style:name="T158" style:family="text">
      <style:text-properties officeooo:rsid="02435126"/>
    </style:style>
    <style:style style:name="T159" style:family="text">
      <style:text-properties officeooo:rsid="0246189f"/>
    </style:style>
    <style:style style:name="T160" style:family="text">
      <style:text-properties officeooo:rsid="0248b078"/>
    </style:style>
    <style:style style:name="T161" style:family="text">
      <style:text-properties officeooo:rsid="0249d5a1"/>
    </style:style>
    <style:style style:name="T162" style:family="text">
      <style:text-properties officeooo:rsid="024a7cc9"/>
    </style:style>
    <style:style style:name="T163" style:family="text">
      <style:text-properties officeooo:rsid="024acff8"/>
    </style:style>
    <style:style style:name="T164" style:family="text">
      <style:text-properties officeooo:rsid="024c2dfc"/>
    </style:style>
    <style:style style:name="T165" style:family="text">
      <style:text-properties officeooo:rsid="024cf3c5"/>
    </style:style>
    <style:style style:name="T166" style:family="text">
      <style:text-properties officeooo:rsid="0250ff41"/>
    </style:style>
    <style:style style:name="T167" style:family="text">
      <style:text-properties officeooo:rsid="02520876"/>
    </style:style>
    <style:style style:name="T168" style:family="text">
      <style:text-properties officeooo:rsid="025563d8"/>
    </style:style>
    <style:style style:name="T169" style:family="text">
      <style:text-properties officeooo:rsid="025982f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bookmark text:name="firstHeading"/><text:span text:style-name="T3">Python</text:span>/C2/<text:span text:style-name="T155">C</text:span><text:span text:style-name="T4">reating-simple-plots-using-IPython</text:span>/English</text:h>
      <text:p text:style-name="P2"/>
      <text:section text:style-name="Sect1" text:name="bodyContent">
        <text:p text:style-name="Text_20_body"/>
        <text:section text:style-name="Sect1" text:name="contentSub">
          <text:p text:style-name="Text_20_body"/>
        </text:section>
      </text:section>
      <text:section text:style-name="Sect2" text:name="mw-content-text">
        <text:p text:style-name="P3"><text:span text:style-name="T1">Title of script</text:span>: <text:span text:style-name="T4"><text:s/></text:span><text:span text:style-name="T51">Using plot command interactively in </text:span><text:span text:style-name="T92">IPython. </text:span></text:p>
        <text:p text:style-name="P1"><text:span text:style-name="T1">Author: </text:span><text:span text:style-name="T55">Chandrika, PoojaMoolya, Prain, </text:span><text:span text:style-name="T2">Thirumalesh H S</text:span></text:p>
        <text:p text:style-name="P1"><text:span text:style-name="T1">Keywords: </text:span><text:span text:style-name="T4">Python</text:span><text:span text:style-name="T2">, </text:span><text:span text:style-name="T4">IPython</text:span><text:span text:style-name="T2">, </text:span><text:span text:style-name="T6">plot</text:span> , <text:span text:style-name="T25">pylab, matplotlib</text:span></text:p>
        <text:p text:style-name="Text_20_body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Visual Cue</text:p>
            </table:table-cell>
            <table:table-cell table:style-name="Table1.A1" office:value-type="string">
              <text:p text:style-name="P7">Narration</text:p>
            </table:table-cell>
          </table:table-row>
          <table:table-row>
            <table:table-cell table:style-name="Table1.A1" office:value-type="string">
              <text:p text:style-name="P5">S<text:span text:style-name="T57">how slide </text:span></text:p>
              <text:p text:style-name="P5">[Slide with MHRD logo]</text:p>
            </table:table-cell>
            <table:table-cell table:style-name="Table1.A1" office:value-type="string">
              <text:p text:style-name="P5">Hello <text:span text:style-name="T154">f</text:span>riends. <text:span text:style-name="T58">W</text:span>elcome to the tutorial on <text:span text:style-name="T157">using </text:span><text:span text:style-name="T50">plot </text:span><text:span text:style-name="T90">command interactively in </text:span><text:span text:style-name="T50">IPython</text:span></text:p>
            </table:table-cell>
          </table:table-row>
          <table:table-row>
            <table:table-cell table:style-name="Table1.A1" office:value-type="string">
              <text:p text:style-name="P5">Show slide <text:s/></text:p>
              <text:p text:style-name="P5"><text:span text:style-name="T99">O</text:span>bjectives </text:p>
              <text:p text:style-name="P5"/>
            </table:table-cell>
            <table:table-cell table:style-name="Table1.A1" office:value-type="string">
              <text:p text:style-name="P5">At the end of this tutorial, you will be able to, </text:p>
              <text:list xml:id="list4548075946406733863" text:style-name="L1">
                <text:list-item>
                  <text:p text:style-name="P26">Create simple <text:span text:style-name="T3">plots</text:span> of <text:span text:style-name="T3">mathematical</text:span> <text:span text:style-name="T3">functions</text:span>. </text:p>
                </text:list-item>
                <text:list-item>
                  <text:p text:style-name="P26">Use the <text:span text:style-name="T49">Plot</text:span> <text:span text:style-name="T3">window</text:span> to study <text:span text:style-name="T3">plots </text:span><text:span text:style-name="T78">better.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<text:span text:style-name="T57">how slide</text:span></text:p>
              <text:p text:style-name="P5">System <text:span text:style-name="T108">Specifications</text:span> </text:p>
            </table:table-cell>
            <table:table-cell table:style-name="Table1.A4" office:value-type="string">
              <text:p text:style-name="P5">To record this tutorial, I am using </text:p>
              <text:list xml:id="list4855714575892714305" text:style-name="L2">
                <text:list-item>
                  <text:p text:style-name="P31"><text:span text:style-name="T1">Ubuntu Linux 14.04</text:span> operating system</text:p>
                </text:list-item>
                <text:list-item>
                  <text:p text:style-name="P33">Python 2.7.6</text:p>
                </text:list-item>
                <text:list-item>
                  <text:p text:style-name="P31"><text:span text:style-name="T3">IPython</text:span><text:span text:style-name="T1"> </text:span><text:span text:style-name="T56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how slide</text:p>
              <text:p text:style-name="P5">Pre-requisites</text:p>
            </table:table-cell>
            <table:table-cell table:style-name="Table1.A4" office:value-type="string">
              <text:p text:style-name="P5"><text:span text:style-name="T156">You </text:span>should know how to run basic <text:span text:style-name="T3">Python </text:span>commands on the <text:s/><text:span text:style-name="T3">ipython console.</text:span></text:p>
              <text:p text:style-name="P5">If not, for relevant <text:span text:style-name="T3">Python </text:span>tutorials, please visit this website.</text:p>
              <text:p text:style-name="P5"><text:a xlink:type="simple" xlink:href="http://spoken-tutorial.org/" office:target-frame-name="_blank" xlink:show="new">http://spoken-tutorial.org</text:a></text:p>
            </table:table-cell>
          </table:table-row>
          <table:table-row table:style-name="Table1.6">
            <table:table-cell table:style-name="Table1.A1" office:value-type="string">
              <text:p text:style-name="P5">[Terminal]</text:p>
              <text:p text:style-name="P7"><text:span text:style-name="T70">ipython</text:span> --<text:span text:style-name="T58">pylab</text:span></text:p>
              <text:p text:style-name="P5"/>
            </table:table-cell>
            <table:table-cell table:style-name="Table1.A1" office:value-type="string">
              <text:p text:style-name="P5"><text:span text:style-name="T127">Let us f</text:span>irst open the <text:span text:style-name="T3">Terminal </text:span><text:span text:style-name="T71">by pressing </text:span><text:span text:style-name="T3">Ctrl+Alt+</text:span><text:span text:style-name="T40">T</text:span><text:span text:style-name="T3"> </text:span><text:span text:style-name="T71">keys simultaneously</text:span>. </text:p>
              <text:p text:style-name="P5"/>
              <text:p text:style-name="P5"><text:span text:style-name="T127">Now, t</text:span>ype <text:span text:style-name="T31">ip</text:span><text:span text:style-name="T3">ython </text:span><text:span text:style-name="T32">--</text:span><text:span text:style-name="T3">pylab</text:span> and press <text:span text:style-name="T3">Enter</text:span>. </text:p>
            </table:table-cell>
          </table:table-row>
          <table:table-row table:style-name="Table1.7">
            <table:table-cell table:style-name="Table1.A7" office:value-type="string">
              <text:p text:style-name="P22">Show Slide</text:p>
              <text:p text:style-name="P23">Pylab</text:p>
            </table:table-cell>
            <table:table-cell table:style-name="Table1.A7" office:value-type="string">
              <text:p text:style-name="P24"><text:span text:style-name="T3">Pylab</text:span> is a <text:span text:style-name="T105">convenient </text:span><text:span text:style-name="T23">Python</text:span><text:span text:style-name="T105"> </text:span><text:span text:style-name="T23">module</text:span> -</text:p>
              <text:list xml:id="list4249113566023915090" text:style-name="L3">
                <text:list-item>
                  <text:p text:style-name="P32">which provides <text:span text:style-name="T3">plotting</text:span> functionality</text:p>
                </text:list-item>
                <text:list-item>
                  <text:p text:style-name="P32"><text:span text:style-name="T127">and</text:span> <text:span text:style-name="T100">use of</text:span> <text:span text:style-name="T3">mathematical</text:span> and <text:span text:style-name="T3">scientific</text:span> <text:span text:style-name="T3">functions</text:span>. 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5">[<text:span text:style-name="T158">I</text:span>Python console]</text:p>
              <text:p text:style-name="P5">Highlight “<text:span text:style-name="T3">Using matplotlib backend: TkAgg</text:span> ”</text:p>
            </table:table-cell>
            <table:table-cell table:style-name="Table1.A1" office:value-type="string">
              <text:p text:style-name="P6">After running <text:span text:style-name="T33">ip</text:span><text:span text:style-name="T34">ython</text:span><text:span text:style-name="T3"> --pylab</text:span> in the <text:span text:style-name="T52">I</text:span><text:span text:style-name="T21">Python </text:span><text:span text:style-name="T44">console</text:span> you will see <text:span text:style-name="T72">a message </text:span></text:p>
              <text:p text:style-name="P6"><text:span text:style-name="T72">“</text:span><text:span text:style-name="T11">Using matplotlib backend: TkAgg ”.</text:span></text:p>
              <text:p text:style-name="P8"/>
              <text:p text:style-name="P5"><text:span text:style-name="T11"><text:s/></text:span><text:span text:style-name="T73">This means </text:span><text:span text:style-name="T12">matplotlib</text:span><text:span text:style-name="T73"> is running.</text:span><text:span text:style-name="T71"> </text:span>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<text:span text:style-name="T3">Error</text:span> <text:span text:style-name="T59">if </text:span><text:span text:style-name="T5">matplotlib</text:span><text:span text:style-name="T59"> is not installed</text:span></text:p>
            </table:table-cell>
            <table:table-cell table:style-name="Table1.A7" office:value-type="string">
              <text:p text:style-name="P5">But <text:span text:style-name="T127">sometimes </text:span>you <text:span text:style-name="T127">may </text:span>get an error <text:span text:style-name="T127">that says</text:span> </text:p>
              <text:p text:style-name="P9">“ImportError: No module named matplotlib”.</text:p>
              <text:p text:style-name="P5"/>
              <text:p text:style-name="P5"><text:span text:style-name="T127">In such cases, </text:span>you <text:span text:style-name="T105">have</text:span> to <text:span text:style-name="T71">install</text:span> <text:span text:style-name="T3">matplotlib</text:span> and run this <text:span text:style-name="T3">command</text:span> again.</text:p>
            </table:table-cell>
          </table:table-row>
          <text:soft-page-break/>
          <table:table-row>
            <table:table-cell table:style-name="Table1.A4" office:value-type="string">
              <text:p text:style-name="P5">[<text:span text:style-name="T159">I</text:span>Python console]</text:p>
              <text:p text:style-name="P5">linspace?</text:p>
            </table:table-cell>
            <table:table-cell table:style-name="Table1.A4" office:value-type="string">
              <text:p text:style-name="P11">Let's come back to the <text:span text:style-name="T3">ipython console</text:span>.</text:p>
              <text:p text:style-name="P11"/>
              <text:p text:style-name="P5"><text:span text:style-name="T96">T</text:span>ype '<text:span text:style-name="T3">linspace</text:span>' followed by a <text:span text:style-name="T87">question </text:span><text:span text:style-name="T71">mark </text:span>in <text:span text:style-name="T44">i</text:span><text:span text:style-name="T48">p</text:span><text:span text:style-name="T3">ython </text:span><text:span text:style-name="T44">console</text:span><text:span text:style-name="T22">.</text:span></text:p>
              <text:p text:style-name="P5"><text:span text:style-name="T97">Please note that the </text:span><text:span text:style-name="T16">command </text:span><text:span text:style-name="T74">is</text:span><text:span text:style-name="T16"> linspace </text:span><text:span text:style-name="T74">and</text:span><text:span text:style-name="T16"> </text:span><text:span text:style-name="T74">not</text:span><text:span text:style-name="T16"> linespace.</text:span></text:p>
            </table:table-cell>
          </table:table-row>
          <table:table-row>
            <table:table-cell table:style-name="Table1.A4" office:value-type="string">
              <text:p text:style-name="P12">[<text:span text:style-name="T159">I</text:span>Python console]</text:p>
              <text:p text:style-name="P11">Type <text:span text:style-name="T3">q</text:span></text:p>
            </table:table-cell>
            <table:table-cell table:style-name="Table1.A4" office:value-type="string">
              <text:p text:style-name="P5"><text:span text:style-name="T127">T</text:span>he displayed information says <text:span text:style-name="T13">linspace</text:span> returns evenly spaced <text:span text:style-name="T14">numbers</text:span>, calculated over the interval <text:span text:style-name="T3">start</text:span> and <text:span text:style-name="T3">stop</text:span>. </text:p>
              <text:p text:style-name="P5"/>
              <text:p text:style-name="P5"><text:span text:style-name="T129">Type </text:span><text:span text:style-name="T139">q </text:span><text:span text:style-name="T145">to </text:span><text:span text:style-name="T146">exit documentation</text:span><text:span text:style-name="T145"> and return to </text:span><text:span text:style-name="T147">the </text:span><text:span text:style-name="T140">console</text:span></text:p>
            </table:table-cell>
          </table:table-row>
          <table:table-row>
            <table:table-cell table:style-name="Table1.A4" office:value-type="string">
              <text:p text:style-name="P5">[<text:span text:style-name="T160">IPython console</text:span>]</text:p>
              <text:p text:style-name="P6"><text:span text:style-name="T3">linspace(1, 100, 100)</text:span> <text:span text:style-name="T127">&gt;&gt; </text:span><text:span text:style-name="T135">press </text:span><text:span text:style-name="T143">Enter</text:span><text:span text:style-name="T135">. </text:span></text:p>
            </table:table-cell>
            <table:table-cell table:style-name="Table1.A4" office:value-type="string">
              <text:p text:style-name="P6"><text:span text:style-name="T130">Let's</text:span><text:span text:style-name="T128"> try to generate 100 points </text:span><text:span text:style-name="T131">from 1 to 100.</text:span><text:span text:style-name="T128"><text:line-break/><text:line-break/>Type </text:span><text:span text:style-name="Teletype"><text:span text:style-name="T138">linspace(1,100,100)</text:span></text:span><text:span text:style-name="T128"> </text:span></text:p>
              <text:p text:style-name="P6"/>
              <text:p text:style-name="P6">Here, <text:span text:style-name="T127">1</text:span> is the <text:span text:style-name="T3">start</text:span> , 1<text:span text:style-name="T127">00</text:span> the <text:span text:style-name="T3">stop</text:span> and <text:span text:style-name="T127">1</text:span>00 the number of points.</text:p>
              <text:p text:style-name="P6"/>
              <text:p text:style-name="P6"><text:span text:style-name="T135">Now, </text:span><text:span text:style-name="T128">press </text:span><text:span text:style-name="T138">Enter</text:span><text:span text:style-name="T128">. <text:line-break/><text:line-break/>As you can see, a sequence of numbers from 1 to 100 <text:s/></text:span><text:span text:style-name="T136">is displayed</text:span><text:span text:style-name="T128">. </text:span></text:p>
            </table:table-cell>
          </table:table-row>
          <table:table-row>
            <table:table-cell table:style-name="Table1.A4" office:value-type="string">
              <text:p text:style-name="P5">[<text:span text:style-name="T161">IPython console</text:span>]</text:p>
              <text:p text:style-name="P6"><text:span text:style-name="T3">linspace(0, 1, 200)</text:span> <text:span text:style-name="T127">&gt;&gt; </text:span><text:span text:style-name="T135">press </text:span><text:span text:style-name="T143">Enter</text:span><text:span text:style-name="T135">. </text:span></text:p>
            </table:table-cell>
            <table:table-cell table:style-name="Table1.A4" office:value-type="string">
              <text:p text:style-name="P5">Now let<text:span text:style-name="T127">'</text:span>s try to generate 200 points between 0 and 1.</text:p>
              <text:p text:style-name="P5"/>
              <text:p text:style-name="P5"><text:span text:style-name="T60">W</text:span>e do that by typing <text:span text:style-name="T3">linspace(0, 1, 200)</text:span>. </text:p>
              <text:p text:style-name="P5"/>
              <text:p text:style-name="P6">Here, 0 is the <text:span text:style-name="T3">start</text:span> , 1 the <text:span text:style-name="T3">stop</text:span> and 200 the number of points. <text:line-break/></text:p>
              <text:p text:style-name="P6"><text:span text:style-name="T135">Now, </text:span><text:span text:style-name="T128">press </text:span><text:span text:style-name="T138">Enter</text:span><text:span text:style-name="T128">. </text:span></text:p>
              <text:p text:style-name="P6"/>
              <text:p text:style-name="P21">Here is the expected sequence of numbers.</text:p>
            </table:table-cell>
          </table:table-row>
          <table:table-row>
            <table:table-cell table:style-name="Table1.A4" office:value-type="string">
              <text:p text:style-name="P5"/>
            </table:table-cell>
            <table:table-cell table:style-name="Table1.A4" office:value-type="string">
              <text:p text:style-name="P5">In <text:span text:style-name="T3">linspace,</text:span> the <text:span text:style-name="T3">start</text:span> and <text:span text:style-name="T3">stop</text:span> points can be <text:span text:style-name="T3">integers</text:span>, <text:span text:style-name="T3">decimals</text:span>, or <text:span text:style-name="T3">constants</text:span>. </text:p>
            </table:table-cell>
          </table:table-row>
          <table:table-row>
            <table:table-cell table:style-name="Table1.A4" office:value-type="string">
              <text:p text:style-name="P5">[<text:span text:style-name="T162">IPython console</text:span>]</text:p>
              <text:p text:style-name="P5"><text:span text:style-name="T3">linspace(-pi, pi, 100)</text:span> </text:p>
              <text:p text:style-name="P5"/>
            </table:table-cell>
            <table:table-cell table:style-name="Table1.A4" office:value-type="string">
              <text:p text:style-name="P15">Let <text:span text:style-name="T98">us</text:span> <text:span text:style-name="T150">now</text:span> <text:span text:style-name="T151">learn about the </text:span><text:span text:style-name="T45">len </text:span><text:span text:style-name="T151">function.</text:span></text:p>
              <text:p text:style-name="P15"/>
              <text:p text:style-name="P15"><text:span text:style-name="T151">First we will </text:span>get 100 points between <text:span text:style-name="T3">-pi</text:span> <text:span text:style-name="T151">and</text:span> <text:span text:style-name="T3">pi</text:span>. </text:p>
              <text:p text:style-name="P5"/>
              <text:p text:style-name="P13">So type <text:span text:style-name="T3">linspace(-pi, pi, 100)</text:span></text:p>
              <text:p text:style-name="P5"/>
              <text:p text:style-name="P14">Here '<text:span text:style-name="T3">pi</text:span>' is a constant defined by <text:span text:style-name="T3">pylab</text:span>. </text:p>
            </table:table-cell>
          </table:table-row>
          <table:table-row>
            <table:table-cell table:style-name="Table1.A4" office:value-type="string">
              <text:p text:style-name="P15">[<text:span text:style-name="T149">iPython console</text:span>]</text:p>
              <text:p text:style-name="P15"><text:span text:style-name="T23">t</text:span><text:span text:style-name="T3"> = linspace(-pi, pi, 100)</text:span> </text:p>
            </table:table-cell>
            <table:table-cell table:style-name="Table1.A4" office:value-type="string">
              <text:p text:style-name="P14"><text:span text:style-name="T151">Now, let us s</text:span>ave this to <text:span text:style-name="T114">a </text:span>variable, say <text:span text:style-name="T26">t</text:span>. </text:p>
            </table:table-cell>
          </table:table-row>
          <table:table-row>
            <table:table-cell table:style-name="Table1.A4" office:value-type="string">
              <text:p text:style-name="P5">[<text:span text:style-name="T163">IPython console</text:span>]</text:p>
              <text:p text:style-name="P7">len(<text:span text:style-name="T105">t</text:span>)</text:p>
            </table:table-cell>
            <table:table-cell table:style-name="Table1.A4" office:value-type="string">
              <text:p text:style-name="P15"><text:span text:style-name="T128">If we now type </text:span><text:span text:style-name="Teletype"><text:span text:style-name="T138">len(</text:span></text:span><text:span text:style-name="Teletype"><text:span text:style-name="T141">t</text:span></text:span><text:span text:style-name="Teletype"><text:span text:style-name="T142">) </text:span></text:span><text:span text:style-name="Teletype"><text:span text:style-name="T148">and press </text:span></text:span><text:span text:style-name="Teletype"><text:span text:style-name="T144">Enter</text:span></text:span><text:span text:style-name="Teletype"><text:span text:style-name="T132">, </text:span></text:span><text:span text:style-name="Teletype"><text:span text:style-name="T128">we will get the</text:span></text:span><text:span text:style-name="Teletype"><text:span text:style-name="T136"> </text:span></text:span><text:span text:style-name="Teletype"><text:span text:style-name="T128">n</text:span></text:span><text:span text:style-name="Teletype"><text:span text:style-name="T133">umber</text:span></text:span><text:span text:style-name="Teletype"><text:span text:style-name="T128"> of points between </text:span></text:span><text:span text:style-name="Teletype"><text:span text:style-name="T138">-pi</text:span></text:span><text:span text:style-name="Teletype"><text:span text:style-name="T128"> </text:span></text:span><text:span text:style-name="Teletype"><text:span text:style-name="T137">and</text:span></text:span><text:span text:style-name="Teletype"><text:span text:style-name="T128"> </text:span></text:span><text:span text:style-name="Teletype"><text:span text:style-name="T138">pi.</text:span></text:span><text:span text:style-name="Teletype"><text:span text:style-name="T128"><text:line-break/><text:line-break/></text:span></text:span><text:span text:style-name="Teletype"><text:span text:style-name="T138">len</text:span></text:span><text:span text:style-name="T128"> function gives the no of elements </text:span><text:span text:style-name="T136">present in</text:span><text:span text:style-name="T128"> a </text:span><text:span text:style-name="T136">given </text:span><text:span text:style-name="T128">sequence. </text:span></text:p>
            </table:table-cell>
          </table:table-row>
          <table:table-row>
            <table:table-cell table:style-name="Table1.A4" office:value-type="string">
              <text:p text:style-name="P5">[<text:span text:style-name="T164">IPython console</text:span>]</text:p>
              <text:p text:style-name="P5"><text:span text:style-name="T3">plot(</text:span><text:span text:style-name="T35">t</text:span><text:span text:style-name="T3">, cos</text:span><text:span text:style-name="T41">(</text:span><text:span text:style-name="T35">t</text:span><text:span text:style-name="T41">)</text:span><text:span text:style-name="T3">)</text:span></text:p>
            </table:table-cell>
            <table:table-cell table:style-name="Table1.A4" office:value-type="string">
              <text:p text:style-name="P15"><text:span text:style-name="T151">Next, l</text:span>et's try and <text:span text:style-name="T71">plot </text:span>a <text:span text:style-name="T3">cosine</text:span> <text:span text:style-name="T3">curve</text:span> between <text:span text:style-name="T3">-pi</text:span> and<text:span text:style-name="T3"> pi.</text:span><text:line-break/><text:line-break/>For this, we use the <text:span text:style-name="T3">plot</text:span> command. </text:p>
              <text:p text:style-name="P15"/>
              <text:p text:style-name="P15"><text:span text:style-name="T115">Type </text:span><text:span text:style-name="T42">plot(</text:span><text:span text:style-name="T35">t</text:span><text:span text:style-name="T42">, cos</text:span><text:span text:style-name="T41">(</text:span><text:span text:style-name="T35">t</text:span><text:span text:style-name="T41">)</text:span><text:span text:style-name="T42">) </text:span><text:span text:style-name="T86">and press </text:span><text:span text:style-name="T43">Enter.</text:span></text:p>
            </table:table-cell>
          </table:table-row>
          <table:table-row>
            <table:table-cell table:style-name="Table1.A4" office:value-type="string">
              <text:p text:style-name="P5"/>
            </table:table-cell>
            <table:table-cell table:style-name="Table1.A4" office:value-type="string">
              <text:p text:style-name="P15"><text:span text:style-name="T101">As you can see from the </text:span><text:span text:style-name="T18">cosine plot</text:span><text:span text:style-name="T101">, </text:span><text:s/><text:span text:style-name="T3">cos(</text:span><text:span text:style-name="T35">t</text:span><text:span text:style-name="T3">)</text:span> gets the <text:span text:style-name="T3">cosine</text:span> value at every point corresponding to point <text:span text:style-name="T35">t.</text:span></text:p>
            </table:table-cell>
          </table:table-row>
          <text:soft-page-break/>
          <table:table-row table:style-name="Table1.20">
            <table:table-cell table:style-name="Table1.A4" office:value-type="string">
              <text:p text:style-name="P5">[<text:span text:style-name="T165">IPython console</text:span>]</text:p>
              <text:p text:style-name="P7"><text:span text:style-name="T123">cosine = cos(t)<text:line-break/></text:span>plot(<text:span text:style-name="T106">t</text:span>, cosine)</text:p>
            </table:table-cell>
            <table:table-cell table:style-name="Table1.A4" office:value-type="string">
              <text:p text:style-name="P16">We can <text:span text:style-name="T102">also assign the value</text:span> <text:span text:style-name="T152">of </text:span><text:span text:style-name="T3">cos(</text:span><text:span text:style-name="T36">t</text:span><text:span text:style-name="T3">) </text:span><text:span text:style-name="T88">to a variable </text:span><text:span text:style-name="T46">cosine</text:span><text:span text:style-name="T88"> by typing</text:span><text:span text:style-name="T46"> cosine = cost(t)</text:span></text:p>
              <text:p text:style-name="P16"/>
              <text:p text:style-name="P16"><text:span text:style-name="T88">A</text:span><text:span text:style-name="T61">nd </text:span>then <text:span text:style-name="T3">plot</text:span> it <text:span text:style-name="T116">by typing </text:span><text:span text:style-name="T3">plot</text:span><text:span text:style-name="T37">(t, cosine)</text:span></text:p>
            </table:table-cell>
          </table:table-row>
          <table:table-row>
            <table:table-cell table:style-name="Table1.A4" office:value-type="string">
              <text:p text:style-name="P5">[<text:span text:style-name="T166">I</text:span>Python console]</text:p>
              <text:p text:style-name="P7">clf()</text:p>
            </table:table-cell>
            <table:table-cell table:style-name="Table1.A4" office:value-type="string">
              <text:p text:style-name="P5"><text:span text:style-name="T134">T</text:span><text:span text:style-name="T128">o clear the </text:span><text:span text:style-name="T138">plot</text:span><text:span text:style-name="T128">, we use the </text:span><text:span text:style-name="Teletype"><text:span text:style-name="T138">clf()</text:span></text:span><text:span text:style-name="T128"> function.</text:span></text:p>
              <text:p text:style-name="P5">This avoids overlapping of new <text:span text:style-name="T3">plot</text:span>s over older <text:span text:style-name="T3">plots</text:span>.</text:p>
              <text:p text:style-name="P5"/>
              <text:p text:style-name="P5">Type <text:span text:style-name="T3">clf() </text:span><text:span text:style-name="T85">and press </text:span><text:span text:style-name="T38">Enter.</text:span></text:p>
              <text:p text:style-name="P5"><text:span text:style-name="T109">The previous </text:span><text:span text:style-name="T17">plot</text:span><text:span text:style-name="T103"> is cleared <text:s/>and a blank </text:span><text:span text:style-name="T24">plot window</text:span><text:span text:style-name="T77"> is displayed.</text:span></text:p>
            </table:table-cell>
          </table:table-row>
          <table:table-row>
            <table:table-cell table:style-name="Table1.A4" office:value-type="string">
              <text:p text:style-name="P5">[<text:span text:style-name="T167">I</text:span>Python console]</text:p>
              <text:p text:style-name="P7">plot(<text:span text:style-name="T107">t</text:span>, <text:span text:style-name="T62">sin(t)</text:span>)</text:p>
            </table:table-cell>
            <table:table-cell table:style-name="Table1.A4" office:value-type="string">
              <text:p text:style-name="P16">Now, lets try <text:span text:style-name="T110">to plot </text:span>a <text:span text:style-name="T3">sine</text:span> <text:span text:style-name="T3">plot</text:span>. <text:s/></text:p>
              <text:p text:style-name="P16"/>
              <text:p text:style-name="P16"><text:span text:style-name="T104">Type </text:span><text:span text:style-name="T20">plot(</text:span><text:span text:style-name="T39">t</text:span><text:span text:style-name="T20">, sin(</text:span><text:span text:style-name="T39">t</text:span><text:span text:style-name="T20">)) </text:span><text:span text:style-name="T75">in the console </text:span><text:span text:style-name="T83">and press </text:span><text:span text:style-name="T30">Enter.</text:span></text:p>
              <text:p text:style-name="P10"/>
              <text:p text:style-name="P5"><text:span text:style-name="T152">A </text:span><text:span text:style-name="T19">sine plot </text:span><text:span text:style-name="T88">is displayed.</text:span></text:p>
            </table:table-cell>
          </table:table-row>
          <table:table-row>
            <table:table-cell table:style-name="Table1.A4" office:value-type="string">
              <text:p text:style-name="P5">[<text:span text:style-name="T81">Plot </text:span><text:span text:style-name="T82">window</text:span>] </text:p>
              <text:p text:style-name="P5">Show plotted <text:span text:style-name="T3">sine curve</text:span></text:p>
            </table:table-cell>
            <table:table-cell table:style-name="Table1.A4" office:value-type="string">
              <text:p text:style-name="P5"><text:span text:style-name="T152">To</text:span> study the <text:span text:style-name="T3">plot</text:span> better on the<text:span text:style-name="T3"> plot window</text:span> <text:span text:style-name="T152">we can </text:span>us<text:span text:style-name="T152">e</text:span> the various options available on it. <text:line-break/><text:line-break/>Let us have a look at these options. </text:p>
            </table:table-cell>
          </table:table-row>
          <table:table-row>
            <table:table-cell table:style-name="Table1.A4" office:value-type="string">
              <text:p text:style-name="P5">[<text:span text:style-name="T81">Plot </text:span><text:span text:style-name="T82">window</text:span>]</text:p>
              <text:p text:style-name="P5">Move the mouse along the <text:span text:style-name="T3">plot</text:span> </text:p>
            </table:table-cell>
            <table:table-cell table:style-name="Table1.A4" office:value-type="string">
              <text:p text:style-name="P5"><text:span text:style-name="T125">M</text:span>oving the mouse pointer along the <text:span text:style-name="T3">plot</text:span> gives us the location of each <text:span text:style-name="T3">point</text:span> on the <text:span text:style-name="T3">plot.</text:span></text:p>
            </table:table-cell>
          </table:table-row>
          <table:table-row>
            <table:table-cell table:style-name="Table1.A4" office:value-type="string">
              <text:p text:style-name="P18">[<text:span text:style-name="T81">Plot </text:span><text:span text:style-name="T82">window</text:span>]</text:p>
              <text:p text:style-name="P17">Point to the buttons on the <text:span text:style-name="T168">top</text:span><text:span text:style-name="T71"> left of the </text:span><text:span text:style-name="T91">plot </text:span><text:span text:style-name="T71">window.</text:span></text:p>
            </table:table-cell>
            <table:table-cell table:style-name="Table1.A4" office:value-type="string">
              <text:p text:style-name="P5"><text:span text:style-name="T71">To the bottom left of the window, there are a few button</text:span><text:span text:style-name="T84">s</text:span><text:span text:style-name="T71">.</text:span></text:p>
            </table:table-cell>
          </table:table-row>
          <table:table-row>
            <table:table-cell table:style-name="Table1.A1" office:value-type="string">
              <text:p text:style-name="P5">[<text:span text:style-name="T81">Plot </text:span><text:span text:style-name="T82">window</text:span>]</text:p>
              <text:p text:style-name="P5">Save the <text:span text:style-name="T3">plot</text:span> as <text:span text:style-name="T7">sin_curve.pdf</text:span><text:span text:style-name="T3"> </text:span></text:p>
            </table:table-cell>
            <table:table-cell table:style-name="Table1.A1" office:value-type="string">
              <text:p text:style-name="P5">The right-most among them is for <text:span text:style-name="T71">saving the file. </text:span><text:line-break/><text:line-break/>Just click on it and type the <text:span text:style-name="T3">file name</text:span>. <text:line-break/><text:line-break/><text:span text:style-name="T153">Let us</text:span> save the <text:span text:style-name="T3">plot</text:span> by the name <text:span text:style-name="T93">sin_curve</text:span> in <text:span text:style-name="T3">pdf format</text:span>. </text:p>
            </table:table-cell>
          </table:table-row>
          <table:table-row>
            <table:table-cell table:style-name="Table1.A7" office:value-type="string">
              <text:p text:style-name="P20">[<text:span text:style-name="T81">Plot </text:span><text:span text:style-name="T82">window</text:span>]</text:p>
              <text:p text:style-name="P19">Click on the drop-down to show the available formats</text:p>
            </table:table-cell>
            <table:table-cell table:style-name="Table1.A7" office:value-type="string">
              <text:p text:style-name="P5">As you can see, we can specify the <text:span text:style-name="T3">format</text:span> <text:span text:style-name="T153">in which to save</text:span> <text:span text:style-name="T153">the</text:span> <text:span text:style-name="T3">file,</text:span> from the dropdown.<text:line-break/><text:line-break/><text:span text:style-name="T3">Formats</text:span> like <text:span text:style-name="T3">png, eps, pdf, ps</text:span> are available. </text:p>
            </table:table-cell>
          </table:table-row>
          <table:table-row>
            <table:table-cell table:style-name="Table1.A4" office:value-type="string">
              <text:p text:style-name="P5">[<text:span text:style-name="T124">Plot window</text:span>]</text:p>
              <text:p text:style-name="P5">Point the mouse on the slider <text:span text:style-name="T3">button</text:span> </text:p>
            </table:table-cell>
            <table:table-cell table:style-name="Table1.A4" office:value-type="string">
              <text:p text:style-name="P5"><text:span text:style-name="T117">To the left of</text:span> <text:span text:style-name="T153">the </text:span><text:span text:style-name="T47">s</text:span><text:span text:style-name="T3">ave </text:span><text:span text:style-name="T71">button, </text:span>is the <text:span text:style-name="T3">slider button.</text:span></text:p>
              <text:p text:style-name="P7"/>
              <text:p text:style-name="P5"><text:span text:style-name="T63">Using this </text:span><text:span text:style-name="T8">button</text:span><text:span text:style-name="T63">,</text:span> we can specify the <text:span text:style-name="T71">margins </text:span><text:span text:style-name="T89">on the</text:span><text:span text:style-name="T47"> plot window</text:span>. </text:p>
            </table:table-cell>
          </table:table-row>
          <table:table-row>
            <table:table-cell table:style-name="Table1.A4" office:value-type="string">
              <text:p text:style-name="P5">[<text:span text:style-name="T124">Plot window</text:span>]</text:p>
              <text:p text:style-name="P5">Show how to <text:span text:style-name="T3">zoom</text:span>. </text:p>
              <text:p text:style-name="P5"/>
              <text:p text:style-name="P5">Press <text:span text:style-name="T3">zoom</text:span> <text:span text:style-name="T3">button</text:span> and specify region to <text:span text:style-name="T3">zoom</text:span> </text:p>
            </table:table-cell>
            <table:table-cell table:style-name="Table1.A4" office:value-type="string">
              <text:p text:style-name="P5"><text:span text:style-name="T105">To the left of the</text:span> <text:span text:style-name="T9">slider button</text:span><text:span text:style-name="T3"> </text:span>is the <text:span text:style-name="T3">zoom</text:span> <text:span text:style-name="T3">button</text:span>. <text:span text:style-name="T64">It is used to</text:span> <text:span text:style-name="T3">zoom</text:span> into the <text:span text:style-name="T3">plot</text:span>.</text:p>
              <text:p text:style-name="P5"><text:line-break/>Just specify the region to <text:span text:style-name="T3">zoom</text:span> into. </text:p>
            </table:table-cell>
          </table:table-row>
          <table:table-row>
            <table:table-cell table:style-name="Table1.A4" office:value-type="string">
              <text:p text:style-name="P5">[<text:span text:style-name="T124">Plot window</text:span>]</text:p>
              <text:p text:style-name="P5">Press <text:span text:style-name="T3">Move</text:span> <text:span text:style-name="T3">button</text:span> and move the <text:span text:style-name="T3">axes</text:span>. </text:p>
            </table:table-cell>
            <table:table-cell table:style-name="Table1.A4" office:value-type="string">
              <text:p text:style-name="P5">The <text:span text:style-name="T71">button </text:span>to the left of <text:span text:style-name="T27">zoom </text:span>can be used to move the <text:span text:style-name="T3">axes </text:span>of the <text:span text:style-name="T3">plot</text:span>. </text:p>
            </table:table-cell>
          </table:table-row>
          <table:table-row>
            <table:table-cell table:style-name="Table1.A4" office:value-type="string">
              <text:p text:style-name="P5">[<text:span text:style-name="T124">Plot window</text:span>]</text:p>
              <text:p text:style-name="P5">Press Back and Forward <text:span text:style-name="T3">Button</text:span> </text:p>
            </table:table-cell>
            <table:table-cell table:style-name="Table1.A4" office:value-type="string">
              <text:p text:style-name="P5">The next two <text:span text:style-name="T71">buttons </text:span>with left and right arrow icons change the state of the <text:span text:style-name="T3">plot</text:span>. <text:line-break/><text:span text:style-name="T65">I</text:span>t <text:span text:style-name="T66">takes</text:span> <text:span text:style-name="T153">us </text:span>to the previous <text:span text:style-name="T153">or next </text:span>state <text:span text:style-name="T67">of the </text:span><text:span text:style-name="T15">plot</text:span><text:span text:style-name="T67">.</text:span> <text:line-break/><text:line-break/><text:soft-page-break/>It acts like the back and forward <text:span text:style-name="T71">button </text:span>in a browser. </text:p>
            </table:table-cell>
          </table:table-row>
          <table:table-row>
            <table:table-cell table:style-name="Table1.A4" office:value-type="string">
              <text:p text:style-name="P5">[<text:span text:style-name="T81">Plot </text:span><text:span text:style-name="T82">window</text:span>]</text:p>
              <text:p text:style-name="P5">Press <text:span text:style-name="T3">home</text:span> <text:span text:style-name="T3">button</text:span> </text:p>
            </table:table-cell>
            <table:table-cell table:style-name="Table1.A4" office:value-type="string">
              <text:p text:style-name="P5">The last one is '<text:span text:style-name="T3">home</text:span>' referring to the initial <text:span text:style-name="T3">plot. </text:span></text:p>
            </table:table-cell>
          </table:table-row>
          <table:table-row>
            <table:table-cell table:style-name="Table1.A4" office:value-type="string">
              <text:p text:style-name="P5">Show Slide </text:p>
              <text:p text:style-name="P5"><text:span text:style-name="T112">Exercise</text:span> 1 </text:p>
              <text:p text:style-name="P5"/>
            </table:table-cell>
            <table:table-cell table:style-name="Table1.A4" office:value-type="string">
              <text:p text:style-name="P5">Pause the video here, try out the following exercise and <text:span text:style-name="T153">then </text:span>resume the video.</text:p>
              <text:p text:style-name="P5"><text:span text:style-name="T71">Plot</text:span> <text:span text:style-name="T3">(sin(x)*sin(x)) / x</text:span>. </text:p>
              <text:list xml:id="list5404752054136021442" text:style-name="L4">
                <text:list-item>
                  <text:p text:style-name="P27">Save the <text:span text:style-name="T3">plot</text:span> <text:span text:style-name="T94">as </text:span><text:span text:style-name="T3">sinsquarebyx.pdf</text:span></text:p>
                </text:list-item>
                <text:list-item>
                  <text:p text:style-name="P27"><text:span text:style-name="T3">Zoom</text:span> and find the <text:span text:style-name="T3">maxima</text:span>. </text:p>
                </text:list-item>
                <text:list-item>
                  <text:p text:style-name="P27">Bring it back to initial position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how Slide </text:p>
              <text:p text:style-name="P5">Summary </text:p>
              <text:p text:style-name="P5"/>
            </table:table-cell>
            <table:table-cell table:style-name="Table1.A4" office:value-type="string">
              <text:p text:style-name="P5">This brings us to the end of this tutorial. In this tutorial, we have learnt to,</text:p>
              <text:list xml:id="list5762077743805994708" text:style-name="L5">
                <text:list-item>
                  <text:p text:style-name="P28">Start <text:span text:style-name="T3">IPython</text:span> with <text:span text:style-name="T3">pylab</text:span>. </text:p>
                </text:list-item>
                <text:list-item>
                  <text:p text:style-name="P28">Use the <text:span text:style-name="T3">linspace</text:span> function to create equally spaced points in a region. </text:p>
                </text:list-item>
                <text:list-item>
                  <text:p text:style-name="P28">Find the length of sequences using <text:span text:style-name="T3">len</text:span> <text:span text:style-name="T3">function</text:span>. </text:p>
                </text:list-item>
                <text:list-item>
                  <text:p text:style-name="P28"><text:span text:style-name="T71">Plot</text:span> mathematical functions using <text:span text:style-name="T3">plot</text:span>. </text:p>
                </text:list-item>
                <text:list-item>
                  <text:p text:style-name="P28">Clear drawing area using <text:span text:style-name="T3">clf</text:span>. </text:p>
                </text:list-item>
                <text:list-item>
                  <text:p text:style-name="P28">Us<text:span text:style-name="T118">age of buttons in</text:span> the <text:span text:style-name="T3">UI</text:span> of <text:span text:style-name="T105">the </text:span><text:span text:style-name="T71">plot </text:span><text:span text:style-name="T76">window </text:span><text:span text:style-name="T80">such as -</text:span></text:p>
                  <text:p text:style-name="P28"><text:s/><text:span text:style-name="T3">save</text:span>, <text:span text:style-name="T3">zoom,</text:span> <text:span text:style-name="T3">mov</text:span><text:span text:style-name="T10">e</text:span> <text:span text:style-name="T29">axis</text:span><text:span text:style-name="T71">, </text:span><text:span text:style-name="T28">back</text:span><text:span text:style-name="T79"> and </text:span><text:span text:style-name="T28">forward </text:span><text:span text:style-name="T79">and </text:span><text:span text:style-name="T28">Home </text:span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5">Show Slide</text:p>
              <text:p text:style-name="P5">Assignment</text:p>
              <text:p text:style-name="P5"/>
            </table:table-cell>
            <table:table-cell table:style-name="Table1.A1" office:value-type="string">
              <text:p text:style-name="P5">Here are some <text:span text:style-name="T113">self assessment</text:span> questions for you to solve </text:p>
              <text:list xml:id="list5008290800614483239" text:style-name="L6">
                <text:list-item>
                  <text:p text:style-name="P29">Create 100 equally spaced points between <text:span text:style-name="T3">-pi/2</text:span> and <text:span text:style-name="T3">pi/2</text:span> </text:p>
                </text:list-item>
                <text:list-item>
                  <text:p text:style-name="P29">How <text:span text:style-name="T153">can we</text:span> find the length of <text:span text:style-name="T119">a</text:span> sequence?</text:p>
                </text:list-item>
                <text:list-item>
                  <text:p text:style-name="P29">What will the command <text:span text:style-name="T93">linspace(-pi,pi,100)</text:span> do? </text:p>
                </text:list-item>
              </text:list>
              <text:list xml:id="list249654199816582455" text:style-name="L7">
                <text:list-item>
                  <text:p text:style-name="P34">returns 100 evenly spaced samples from <text:span text:style-name="T3">-pi </text:span>to <text:span text:style-name="T3">pi ?</text:span> </text:p>
                </text:list-item>
                <text:list-item>
                  <text:p text:style-name="P34">returns 100 evenly spaced samples from <text:span text:style-name="T3">-pi</text:span> to <text:span text:style-name="T3">pi</text:span> excluding <text:span text:style-name="T3">pi</text:span> but including <text:span text:style-name="T3">-pi ?</text:span></text:p>
                </text:list-item>
                <text:list-item>
                  <text:p text:style-name="P34"><text:span text:style-name="T68">r</text:span>eturns 100 evenly spaced samples from <text:span text:style-name="T3">-pi</text:span> to <text:span text:style-name="T3">pi</text:span> excluding <text:span text:style-name="T3">-pi</text:span> but including <text:span text:style-name="T3">pi ?</text:span></text:p>
                </text:list-item>
                <text:list-item>
                  <text:p text:style-name="P34">returns 100 evenly spaced samples from <text:span text:style-name="T3">-pi</text:span> to <text:span text:style-name="T3">pi</text:span> including both <text:span text:style-name="T3">-pi</text:span> and <text:span text:style-name="T3">pi</text:span> ?</text:p>
                </text:list-item>
              </text:list>
            </table:table-cell>
          </table:table-row>
          <table:table-row table:style-name="Table1.36">
            <table:table-cell table:style-name="Table1.A4" office:value-type="string">
              <text:p text:style-name="P5">Show Slide</text:p>
              <text:p text:style-name="P5">Solution<text:span text:style-name="T120">s</text:span></text:p>
              <text:p text:style-name="P5"/>
            </table:table-cell>
            <table:table-cell table:style-name="Table1.A4" office:value-type="string">
              <text:p text:style-name="P5">And the answers, </text:p>
              <text:list xml:id="list3399541934068624356" text:style-name="L8">
                <text:list-item>
                  <text:p text:style-name="P30">We use the command <text:span text:style-name="T93">linspace(-pi/2,pi/2,100)</text:span> to create 100 e<text:span text:style-name="T169">q</text:span>ually spaced lines between the points <text:span text:style-name="T3">-pi/2</text:span> and <text:span text:style-name="T3">pi/2</text:span>. </text:p>
                </text:list-item>
                <text:list-item>
                  <text:p text:style-name="P30"><text:span text:style-name="T93">len(sequence_name) </text:span>is the function used to find out the length of a sequence. </text:p>
                </text:list-item>
                <text:list-item>
                  <text:p text:style-name="P30">The command <text:span text:style-name="T93">linspace(-pi,pi,100)</text:span> will return 100 evenly spaced samples from <text:span text:style-name="T3">-pi</text:span> to <text:span text:style-name="T3">pi</text:span> including both <text:span text:style-name="T3">-pi </text:span>and <text:span text:style-name="T3">pi</text:span>. 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5">Show Slide </text:p>
              <text:p text:style-name="P5">About the Spoken Tutorial Project </text:p>
              <text:p text:style-name="P5"/>
            </table:table-cell>
            <table:table-cell table:style-name="Table1.A1" office:value-type="string">
              <text:p text:style-name="P5">Th<text:span text:style-name="T111">e</text:span> video <text:span text:style-name="T111">in the following link </text:span>summarises the Spoken Tutorial project. </text:p>
              <text:p text:style-name="P5"/>
              <text:p text:style-name="P5">If you do not have good bandwidth, you <text:span text:style-name="T126">can</text:span> download and watch it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Spoken tutorial workshops </text:p>
            </table:table-cell>
            <table:table-cell table:style-name="Table1.A7" office:value-type="string">
              <text:p text:style-name="P5">We conduct workshops using Spoken Tutorials <text:span text:style-name="T153">and g</text:span>ive Certificates. </text:p>
              <text:p text:style-name="P5">Please contact us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Forum <text:span text:style-name="T122">to answer questions</text:span></text:p>
            </table:table-cell>
            <table:table-cell table:style-name="Table1.A7" office:value-type="string">
              <text:p text:style-name="P5"><text:span text:style-name="T95">Do you have questions in THIS </text:span><text:span text:style-name="T54">Spoken Tutorial?</text:span></text:p>
              <text:p text:style-name="P5">Choose the minute and second where you have the question. </text:p>
              <text:p text:style-name="P5">Explain your question briefly. </text:p>
              <text:p text:style-name="P5">Someone from the <text:span text:style-name="T1">FOSSEE</text:span> team will answer them. </text:p>
              <text:p text:style-name="P5"><text:soft-page-break/>Please visit this site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Forum <text:span text:style-name="T122">to answer questions</text:span></text:p>
            </table:table-cell>
            <table:table-cell table:style-name="Table1.A7" office:value-type="string">
              <text:p text:style-name="P5">Do you have any general / technical questions?</text:p>
              <text:p text:style-name="P5">Please visit the forum given in the link. </text:p>
            </table:table-cell>
          </table:table-row>
          <table:table-row>
            <table:table-cell table:style-name="Table1.A7" office:value-type="string">
              <text:p text:style-name="P5">Show Slide </text:p>
              <text:p text:style-name="P5">Textbook Companion </text:p>
              <text:p text:style-name="P5"/>
            </table:table-cell>
            <table:table-cell table:style-name="Table1.A7" office:value-type="string">
              <text:p text:style-name="P5">The <text:span text:style-name="T1">FOSSEE </text:span>team coordinates coding of solved examples of popular books. </text:p>
              <text:p text:style-name="P5">We give honorarium and certificates for those who do this. </text:p>
              <text:p text:style-name="P5"/>
              <text:p text:style-name="P5">For more details, please visit this site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Acknowledgement<text:span text:style-name="T121">s</text:span></text:p>
            </table:table-cell>
            <table:table-cell table:style-name="Table1.A7" office:value-type="string">
              <text:p text:style-name="P5">The Spoken Tutorial project is funded by NMEICT, MHRD, Govt. of India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Thank You</text:p>
            </table:table-cell>
            <table:table-cell table:style-name="Table1.A7" office:value-type="string">
              <text:p text:style-name="P5">This is <text:span text:style-name="T3">–</text:span><text:span text:style-name="T53">name--</text:span> from IIT Bombay signing off. <text:s/>Thanks for watching</text:p>
            </table:table-cell>
          </table:table-row>
        </table:table>
        <text:section text:style-name="Sect1" text:name="ContributionCredits">
          <text:h text:style-name="Heading_20_2" text:outline-level="2"/>
          <text:p text:style-name="Text_20_body"/>
          <text:p text:style-name="P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5-11-03T12:45:18.757850719</dc:date>
    <meta:editing-duration>PT9H26M28S</meta:editing-duration>
    <meta:editing-cycles>581</meta:editing-cycles>
    <meta:generator>LibreOffice/4.2.8.2$Linux_X86_64 LibreOffice_project/420m0$Build-2</meta:generator>
    <dc:creator>Thirumalesh </dc:creator>
    <meta:document-statistic meta:table-count="1" meta:image-count="0" meta:object-count="0" meta:page-count="5" meta:paragraph-count="194" meta:word-count="1414" meta:character-count="8051" meta:non-whitespace-character-count="6746"/>
  </office:meta>
</office:document-meta>
</file>